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1A5508AD3CBDA60A.png" manifest:media-type="image/png"/>
  <manifest:file-entry manifest:full-path="Pictures/100002010000006500000065006745E5200D7A7F.png" manifest:media-type="image/png"/>
  <manifest:file-entry manifest:full-path="Pictures/1000053E00000A7000000A70666C0C00AA218D39.svg" manifest:media-type="image/svg+xml"/>
  <manifest:file-entry manifest:full-path="Pictures/100002010000006500000065511B23BDA50DECB3.png" manifest:media-type="image/png"/>
  <manifest:file-entry manifest:full-path="Pictures/1000054500000A7000000A70C8D1A99A07E88C3B.svg" manifest:media-type="image/svg+xml"/>
  <manifest:file-entry manifest:full-path="Pictures/100002010000006500000065559A2D9591268A72.png" manifest:media-type="image/png"/>
  <manifest:file-entry manifest:full-path="Pictures/100006AB00000A7000000A70216B57D964F3D7A9.svg" manifest:media-type="image/svg+xml"/>
  <manifest:file-entry manifest:full-path="Pictures/1000020100000065000000651D2439B8019F17E4.png" manifest:media-type="image/png"/>
  <manifest:file-entry manifest:full-path="Pictures/1000044900000A7000000A7041F8E44763A17D4C.svg" manifest:media-type="image/svg+xml"/>
  <manifest:file-entry manifest:full-path="Pictures/100006280000089F0000089FB8DA6540218C4784.svg" manifest:media-type="image/svg+xml"/>
  <manifest:file-entry manifest:full-path="Pictures/1000020100000065000000651E0CDAD9B084390B.png" manifest:media-type="image/png"/>
  <manifest:file-entry manifest:full-path="Pictures/1000020100000065000000659796E8FAE6D103B1.png" manifest:media-type="image/png"/>
  <manifest:file-entry manifest:full-path="Pictures/1000128300000A7000000A70573271970FED9C16.svg" manifest:media-type="image/svg+xml"/>
  <manifest:file-entry manifest:full-path="Pictures/10000201000000650000006596889C5299885CC2.png" manifest:media-type="image/png"/>
  <manifest:file-entry manifest:full-path="Pictures/100002010000006500000065AA942E9F069BD72B.png" manifest:media-type="image/png"/>
  <manifest:file-entry manifest:full-path="Pictures/100002010000006500000065DFE122BF299281AA.png" manifest:media-type="image/png"/>
  <manifest:file-entry manifest:full-path="Pictures/1000020100000065000000653F7ECB0FBAEFCC92.png" manifest:media-type="image/png"/>
  <manifest:file-entry manifest:full-path="Pictures/1000064700000A7000000A70257BC25872032208.svg" manifest:media-type="image/svg+xml"/>
  <manifest:file-entry manifest:full-path="Pictures/100002010000006500000065E47398D39675AB8B.png" manifest:media-type="image/png"/>
  <manifest:file-entry manifest:full-path="Pictures/100006E000000A7000000A704A7D100C74591262.svg" manifest:media-type="image/svg+xml"/>
  <manifest:file-entry manifest:full-path="Pictures/1000063000000A7000000A7082DAD3201DD4CE26.svg" manifest:media-type="image/svg+xml"/>
  <manifest:file-entry manifest:full-path="Pictures/1000000000000020000000204B249CA79A42C6D7.png" manifest:media-type="image/png"/>
  <manifest:file-entry manifest:full-path="Pictures/100002010000006500000065564F3EAC68094FAA.png" manifest:media-type="image/png"/>
  <manifest:file-entry manifest:full-path="Pictures/100002010000004C0000004CE46138481DE0DB70.png" manifest:media-type="image/png"/>
  <manifest:file-entry manifest:full-path="Pictures/100002010000006500000065B0B872A925956166.png" manifest:media-type="image/png"/>
  <manifest:file-entry manifest:full-path="Pictures/1000075900000A7000000A70C208B3296F89C5B2.svg" manifest:media-type="image/svg+xml"/>
  <manifest:file-entry manifest:full-path="Pictures/100004C300000A7000000A707CF84B540A81C4BC.svg" manifest:media-type="image/svg+xml"/>
  <manifest:file-entry manifest:full-path="Pictures/10000480000007DB000007DBB8E5EE12FFD27676.svg" manifest:media-type="image/svg+xml"/>
  <manifest:file-entry manifest:full-path="Pictures/100006DE00000A7000000A70C98FEDD2DC336E6A.svg" manifest:media-type="image/svg+xml"/>
  <manifest:file-entry manifest:full-path="Pictures/100002010000006500000065AD933A5155F85C79.png" manifest:media-type="image/png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5300000053CE5B41B85548790A.png" manifest:media-type="image/png"/>
  <manifest:file-entry manifest:full-path="Pictures/1000047C00000A7000000A70C67ED75D895CDA19.svg" manifest:media-type="image/svg+xml"/>
  <manifest:file-entry manifest:full-path="Pictures/100006F000000A7000000A70F1FD75B431D188CD.svg" manifest:media-type="image/svg+xml"/>
  <manifest:file-entry manifest:full-path="Pictures/1000063900000A7000000A70DF715BA861FF71BF.svg" manifest:media-type="image/svg+xml"/>
  <manifest:file-entry manifest:full-path="Pictures/100002010000006500000065FC71413BFE355770.png" manifest:media-type="image/png"/>
  <manifest:file-entry manifest:full-path="Pictures/100002010000006500000065D70878A72A4739CB.png" manifest:media-type="image/png"/>
  <manifest:file-entry manifest:full-path="Pictures/100002010000006500000065B2C5C39EAC727B8B.png" manifest:media-type="image/png"/>
  <manifest:file-entry manifest:full-path="Pictures/1000084200000A7000000A7004CA5E9CD52191D8.svg" manifest:media-type="image/svg+xml"/>
  <manifest:file-entry manifest:full-path="Pictures/1000091E00000A7000000A707D4F9F13C62D03DF.svg" manifest:media-type="image/svg+xml"/>
  <manifest:file-entry manifest:full-path="Pictures/10000C1600000A7000000A70B1A0937E37FDB3E8.svg" manifest:media-type="image/svg+xml"/>
  <manifest:file-entry manifest:full-path="Pictures/100002010000006500000065D81C0E89579AEA92.png" manifest:media-type="image/png"/>
  <manifest:file-entry manifest:full-path="Pictures/1000053D00000A7000000A70CA5A1A2D54F61285.svg" manifest:media-type="image/svg+xml"/>
  <manifest:file-entry manifest:full-path="Pictures/1000020100000065000000654D44FF89B8F3EB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9.351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09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2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3333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19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P20" style:family="paragraph">
      <style:paragraph-properties fo:text-align="center"/>
      <style:text-properties fo:font-size="14pt" fo:font-weight="bold"/>
    </style:style>
    <style:style style:name="P21" style:family="paragraph"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.002cm" svg:y="11.45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564F3EAC68094FAA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xml:id="id1" draw:id="id1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DFE122BF299281AA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B0B872A925956166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AD933A5155F85C79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E47398D39675AB8B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D70878A72A4739CB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4D44FF89B8F3EB66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96889C5299885CC2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1E0CDAD9B084390B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CE5B41B85548790A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1D2439B8019F17E4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1D2439B8019F17E4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AA942E9F069BD72B.png" xlink:type="simple" xlink:show="embed" xlink:actuate="onLoad"/>
        </draw:frame>
        <draw:frame draw:style-name="gr6" draw:text-style-name="P13" xml:id="id13" draw:id="id13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B2C5C39EAC727B8B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559A2D9591268A72.png" xlink:type="simple" xlink:show="embed" xlink:actuate="onLoad"/>
        </draw:frame>
        <draw:frame draw:style-name="gr6" draw:text-style-name="P6" xml:id="id6" draw:id="id6" draw:layer="layout" svg:width="2.671cm" svg:height="2.671cm" svg:x="9.124cm" svg:y="15.347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frame draw:style-name="gr10" draw:text-style-name="P15" xml:id="id5" draw:id="id5" draw:layer="layout" svg:width="1.709cm" svg:height="0.683cm" svg:x="9.451cm" svg:y="15.43cm">
          <draw:text-box>
            <text:p><text:span text:style-name="T1">Fluent</text:span></text:p>
          </draw:text-box>
        </draw:frame>
        <draw:frame draw:style-name="gr6" draw:text-style-name="P17" xml:id="id8" draw:id="id8" draw:layer="layout" svg:width="2.159cm" svg:height="2.159cm" svg:x="11.795cm" svg:y="13.7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D81C0E89579AEA92.png" xlink:type="simple" xlink:show="embed" xlink:actuate="onLoad"/>
        </draw:frame>
        <draw:frame draw:style-name="gr6" draw:text-style-name="P8" xml:id="id10" draw:id="id10" draw:layer="layout" svg:width="2.671cm" svg:height="2.671cm" svg:x="4.81cm" svg:y="19.157cm">
          <draw:image xlink:href="Pictures/100006E000000A7000000A704A7D100C74591262.svg" xlink:type="simple" xlink:show="embed" xlink:actuate="onLoad">
            <text:p text:style-name="P1"><text:span text:style-name="T4">Log</text:span></text:p>
            <text:p text:style-name="P1"><text:span text:style-name="T4">Backup</text:span></text:p>
          </draw:image>
          <draw:image xlink:href="Pictures/100002010000006500000065B0B872A925956166.png" xlink:type="simple" xlink:show="embed" xlink:actuate="onLoad"/>
        </draw:frame>
        <draw:frame draw:style-name="gr6" draw:text-style-name="P17" xml:id="id4" draw:id="id4" draw:layer="layout" svg:width="2.158cm" svg:height="2.158cm" svg:x="7.731cm" svg:y="12.685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511B23BDA50DECB3.png" xlink:type="simple" xlink:show="embed" xlink:actuate="onLoad"/>
        </draw:frame>
        <draw:frame draw:style-name="gr6" draw:text-style-name="P17" xml:id="id3" draw:id="id3" draw:layer="layout" svg:width="2.285cm" svg:height="2.285cm" svg:x="6.207cm" svg:y="14.463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006745E5200D7A7F.png" xlink:type="simple" xlink:show="embed" xlink:actuate="onLoad"/>
        </draw:frame>
        <draw:frame draw:style-name="gr6" draw:text-style-name="P17" xml:id="id12" draw:id="id12" draw:layer="layout" svg:width="2.285cm" svg:height="2.285cm" svg:x="13.955cm" svg:y="19.41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006745E5200D7A7F.png" xlink:type="simple" xlink:show="embed" xlink:actuate="onLoad"/>
        </draw:frame>
        <draw:frame draw:style-name="gr6" draw:text-style-name="P17" xml:id="id7" draw:id="id7" draw:layer="layout" svg:width="2.285cm" svg:height="2.285cm" svg:x="4.302cm" svg:y="16.875cm">
          <draw:image xlink:href="Pictures/1000053E00000A7000000A70666C0C00AA218D39.svg" xlink:type="simple" xlink:show="embed" xlink:actuate="onLoad">
            <text:p text:style-name="P1"><text:span text:style-name="T11">Bucket</text:span></text:p>
            <text:p text:style-name="P1"><text:span text:style-name="T11">Policy</text:span></text:p>
          </draw:image>
          <draw:image xlink:href="Pictures/100002010000006500000065006745E5200D7A7F.png" xlink:type="simple" xlink:show="embed" xlink:actuate="onLoad"/>
        </draw:frame>
        <draw:frame draw:style-name="gr6" draw:text-style-name="P18" xml:id="id11" draw:id="id11" draw:layer="layout" svg:width="1.909cm" svg:height="1.909cm" svg:x="14.208cm" svg:y="16.49cm">
          <draw:image xlink:href="Pictures/1000075900000A7000000A70C208B3296F89C5B2.svg" xlink:type="simple" xlink:show="embed" xlink:actuate="onLoad">
            <text:p text:style-name="P1"><text:span text:style-name="T12">Instance</text:span></text:p>
            <text:p text:style-name="P1"><text:span text:style-name="T12">Profile</text:span></text:p>
          </draw:image>
          <draw:image xlink:href="Pictures/1000020100000065000000651A5508AD3CBDA60A.png" xlink:type="simple" xlink:show="embed" xlink:actuate="onLoad"/>
        </draw:frame>
        <draw:custom-shape draw:style-name="gr11" draw:text-style-name="P19" xml:id="id9" draw:id="id9" draw:layer="layout" svg:width="1.746cm" svg:height="0.762cm" svg:x="11.414cm" svg:y="17.51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s" svg:x1="5.835cm" svg:y1="12.246cm" svg:x2="5.462cm" svg:y2="9.382cm" draw:start-shape="id1" draw:end-shape="id2" svg:d="M5835 12246v-500l-373-1864v-500" svg:viewBox="0 0 374 2865">
          <text:p/>
        </draw:connector>
        <draw:connector draw:style-name="gr12" draw:text-style-name="P5" draw:layer="layout" draw:type="lines" svg:x1="7.349cm" svg:y1="14.463cm" svg:x2="7.731cm" svg:y2="13.764cm" draw:start-shape="id3" draw:start-glue-point="0" draw:end-shape="id4" draw:end-glue-point="3" svg:d="M7349 14463v-500l-118-199h500" svg:viewBox="0 0 501 700">
          <text:p/>
        </draw:connector>
        <draw:connector draw:style-name="gr12" draw:text-style-name="P5" draw:layer="layout" draw:type="lines" svg:x1="10.305cm" svg:y1="15.43cm" svg:x2="8.492cm" svg:y2="15.605cm" draw:start-shape="id5" draw:start-glue-point="0" draw:end-shape="id3" draw:end-glue-point="1" svg:d="M10305 15430v-500l-1313 675h-500" svg:viewBox="0 0 1814 676">
          <text:p/>
        </draw:connector>
        <draw:connector draw:style-name="gr12" draw:text-style-name="P5" draw:layer="layout" draw:type="lines" svg:x1="9.124cm" svg:y1="16.682cm" svg:x2="6.587cm" svg:y2="18.017cm" draw:start-shape="id6" draw:start-glue-point="3" draw:end-shape="id7" svg:d="M9124 16682h-500l-1537 1335h-500" svg:viewBox="0 0 2538 1336">
          <text:p/>
        </draw:connector>
        <draw:connector draw:style-name="gr12" draw:text-style-name="P5" draw:layer="layout" draw:type="lines" svg:x1="11.795cm" svg:y1="16.682cm" svg:x2="11.795cm" svg:y2="14.779cm" draw:start-shape="id6" draw:start-glue-point="1" draw:end-shape="id8" draw:end-glue-point="3" svg:d="M11795 16682h500l-1000-1903h500" svg:viewBox="0 0 1001 1904">
          <text:p/>
        </draw:connector>
        <draw:connector draw:style-name="gr12" draw:text-style-name="P5" draw:layer="layout" draw:type="lines" svg:x1="10.459cm" svg:y1="18.018cm" svg:x2="11.414cm" svg:y2="17.891cm" draw:start-shape="id6" draw:start-glue-point="2" draw:end-shape="id9" svg:d="M10459 18018v500l454-627h501" svg:viewBox="0 0 956 628">
          <text:p/>
        </draw:connector>
        <draw:connector draw:style-name="gr12" draw:text-style-name="P5" draw:layer="layout" draw:type="lines" svg:x1="5.444cm" svg:y1="19.16cm" svg:x2="6.145cm" svg:y2="19.157cm" draw:start-shape="id7" draw:start-glue-point="2" draw:end-shape="id10" svg:d="M5444 19160v500l701-1003v500" svg:viewBox="0 0 702 1004">
          <text:p/>
        </draw:connector>
        <draw:connector draw:style-name="gr13" draw:text-style-name="P5" draw:layer="layout" draw:type="lines" svg:x1="11.795cm" svg:y1="16.682cm" svg:x2="14.208cm" svg:y2="17.444cm" draw:start-shape="id6" draw:start-glue-point="1" draw:end-shape="id11" svg:d="M11795 16682h500l1413 762h500" svg:viewBox="0 0 2414 763">
          <text:p/>
        </draw:connector>
        <draw:connector draw:style-name="gr13" draw:text-style-name="P5" draw:layer="layout" draw:type="lines" svg:x1="15.162cm" svg:y1="18.399cm" svg:x2="15.097cm" svg:y2="19.415cm" draw:start-shape="id11" draw:start-glue-point="2" draw:end-shape="id12" draw:end-glue-point="0" svg:d="M15162 18399v500l-65 16v500" svg:viewBox="0 0 66 1017">
          <text:p/>
        </draw:connector>
        <draw:connector draw:style-name="gr13" draw:text-style-name="P5" draw:layer="layout" draw:type="lines" svg:x1="16.24cm" svg:y1="20.557cm" svg:x2="17.835cm" svg:y2="21.829cm" draw:start-shape="id12" draw:start-glue-point="1" draw:end-shape="id13" svg:d="M16240 20557h500l1095 772v500" svg:viewBox="0 0 1596 1273">
          <text:p/>
        </draw:connector>
        <draw:connector draw:style-name="gr14" draw:text-style-name="P5" draw:layer="layout" svg:x1="9.124cm" svg:y1="16.682cm" svg:x2="5.835cm" svg:y2="14.917cm" draw:start-shape="id6" draw:start-glue-point="3" draw:end-shape="id1" draw:end-glue-point="2" svg:d="M9124 16682h-3289v-1765" svg:viewBox="0 0 3290 1766">
          <text:p/>
        </draw:connector>
        <draw:frame draw:style-name="gr15" draw:text-style-name="P21" xml:id="id14" draw:id="id14" draw:layer="layout" svg:width="2.263cm" svg:height="2.263cm" svg:x="10.548cm" svg:y="19.311cm">
          <draw:image xlink:href="Pictures/1000047C00000A7000000A70C67ED75D895CDA19.svg" xlink:type="simple" xlink:show="embed" xlink:actuate="onLoad">
            <text:p text:style-name="P20"><text:span text:style-name="T11">Elastic</text:span></text:p>
            <text:p text:style-name="P20"><text:span text:style-name="T11">Search</text:span></text:p>
          </draw:image>
          <draw:image xlink:href="Pictures/10000201000000650000006596889C5299885CC2.png" xlink:type="simple" xlink:show="embed" xlink:actuate="onLoad"/>
        </draw:frame>
        <draw:connector draw:style-name="gr12" draw:text-style-name="P5" draw:layer="layout" svg:x1="10.459cm" svg:y1="18.018cm" svg:x2="10.548cm" svg:y2="20.442cm" draw:start-shape="id6" draw:start-glue-point="2" draw:end-shape="id14" draw:end-glue-point="3" svg:d="M10459 18018v647h-411v1777h500" svg:viewBox="0 0 501 2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2H58M49S</meta:editing-duration>
    <meta:editing-cycles>23</meta:editing-cycles>
    <meta:generator>LibreOffice/5.2.2.2$Linux_X86_64 LibreOffice_project/20m0$Build-2</meta:generator>
    <dc:date>2016-12-14T12:55:27.746559113</dc:date>
    <meta:document-statistic meta:object-count="50"/>
  </office:meta>
</office:document-meta>
</file>